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1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style-complex="normal" style:font-style-asian="normal" style:font-weight-complex="bold" style:font-weight-asian="bold" style:font-size-complex="11pt" style:font-size-asian="11pt" style:font-name-complex="Liberation Sans" fo:text-shadow="none" style:font-name-asian="Liberation Sans" style:text-outline="false" fo:font-style="normal" style:text-line-through-type="none" style:text-underline-style="none" style:text-underline-color="font-color" fo:font-weight="bold" fo:font-size="11pt" style:font-name="Liberation Sans"/>
    </style:style>
    <style:style style:name="T2" style:family="text">
      <style:text-properties fo:color="#000000" style:font-style-complex="normal" style:font-style-asian="normal" style:font-weight-complex="bold" style:font-weight-asian="bold" style:font-size-complex="11pt" style:font-size-asian="11pt" style:font-name-complex="Liberation Sans" fo:text-shadow="none" style:font-name-asian="Liberation Sans" style:text-outline="false" fo:font-style="normal" style:text-line-through-type="none" style:text-underline-style="none" style:text-underline-color="font-color" fo:font-weight="bold" fo:font-size="11pt" style:font-name="Liberation Sans" style:text-position="33% 58%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1cm" svg:height="9.003cm" svg:x="30.497cm" svg:y="8.658cm">
            <draw:object draw:notify-on-update-of-ranges="Sheet1.O13:Sheet1.O13 Sheet1.P13:Sheet1.Q13 Sheet1.O14:Sheet1.O14 Sheet1.P14:Sheet1.Q14 Sheet1.O15:Sheet1.O15 Sheet1.P15:Sheet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4" table:default-cell-style-name="ce1"/>
        <table:table-column table:style-name="co2" table:default-cell-style-name="ce3"/>
        <table:table-column table:style-name="co2" table:default-cell-style-name="ce1"/>
        <table:table-column table:style-name="co3" table:number-columns-repeated="1014" table:default-cell-style-name="ce1"/>
        <table:table-row table:style-name="ro1">
          <table:table-cell table:style-name="ce2" office:value-type="string" calcext:value-type="string">
            <text:p>For 36 items at onc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4" office:value-type="string" calcext:value-type="string">
            <text:p>Total Items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HH</text:p>
          </table:table-cell>
          <table:table-cell table:style-name="ce4" office:value-type="string" calcext:value-type="string">
            <text:p>Fitt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um. Page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Items per Page</text:p>
          </table:table-cell>
          <table:table-cell table:style-name="ce3" table:formula="of:=[.B2]/1"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b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Display Size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wipe Time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table:style-name="ce4" office:value-type="string" calcext:value-type="string">
            <text:p>H (36)</text:p>
          </table:table-cell>
          <table:table-cell table:formula="of:=LOG([.B2];2)" office:value-type="float" office:value="5.16992500144231" calcext:value-type="float">
            <text:p>5.1699250014423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rget Size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4" office:value-type="string" calcext:value-type="string">
            <text:p>H (4)</text:p>
          </table:table-cell>
          <table:table-cell table:formula="of:=LOG(4;2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Number of pages after firs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an distance to target (by pythagoras)</text:p>
          </table:table-cell>
          <table:table-cell table:style-name="ce3" table:formula="of:=SQRT(((([.B7]*3)^2))+(([.B7]*3)^2))/2" office:value-type="float" office:value="112.429978208661" calcext:value-type="float">
            <text:p>112.42997820866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an ID</text:p>
          </table:table-cell>
          <table:table-cell table:style-name="ce3" table:formula="of:=LOG((([.B10]/[.B7])+1);2)" office:value-type="float" office:value="1.64215642978139" calcext:value-type="float">
            <text:p>1.64215642978139</text:p>
          </table:table-cell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3"/>
          <table:table-cell table:style-name="ce11" office:value-type="string" calcext:value-type="string">
            <text:p>Novice</text:p>
          </table:table-cell>
          <table:table-cell table:style-name="ce11" office:value-type="string" calcext:value-type="string">
            <text:p>Exper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Novice</text:p>
          </table:table-cell>
          <table:table-cell table:style-name="ce3"/>
          <table:table-cell table:number-columns-repeated="3"/>
          <table:table-cell table:style-name="ce4" office:value-type="string" calcext:value-type="string">
            <text:p>Expert</text:p>
          </table:table-cell>
          <table:table-cell table:number-columns-repeated="8"/>
          <table:table-cell table:style-name="ce11" office:value-type="float" office:value="36" calcext:value-type="float">
            <text:p>36</text:p>
          </table:table-cell>
          <table:table-cell table:formula="of:=SUM([.B15:.B16])" office:value-type="float" office:value="2226.32346446721" calcext:value-type="float">
            <text:p>2226.32346446721</text:p>
          </table:table-cell>
          <table:table-cell table:formula="of:=SUM([.I15:.I16])" office:value-type="float" office:value="1099.91746458259" calcext:value-type="float">
            <text:p>1099.91746458259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Visually scan half of the items (on average)</text:p>
          </table:table-cell>
          <table:table-cell table:style-name="ce3" table:formula="of:=[.E3]+[.E4]*([.B2] + 1)/2" office:value-type="float" office:value="1780" calcext:value-type="float">
            <text:p>1780</text:p>
          </table:table-cell>
          <table:table-cell table:number-columns-repeated="3"/>
          <table:table-cell table:style-name="ce3" office:value-type="string" calcext:value-type="string">
            <text:p>Decide on first page</text:p>
          </table:table-cell>
          <table:table-cell table:number-columns-repeated="2"/>
          <table:table-cell table:formula="of:=[.F3]+[.F4]*[.E6]" office:value-type="float" office:value="653.594000115385" calcext:value-type="float">
            <text:p>653.594000115385</text:p>
          </table:table-cell>
          <table:table-cell table:number-columns-repeated="5"/>
          <table:table-cell table:style-name="ce11" office:value-type="float" office:value="4" calcext:value-type="float">
            <text:p>4</text:p>
          </table:table-cell>
          <table:table-cell table:formula="of:=SUM([.B35:.B37])" office:value-type="float" office:value="5295.73299547454" calcext:value-type="float">
            <text:p>5295.73299547454</text:p>
          </table:table-cell>
          <table:table-cell table:formula="of:=SUM([.I35:.I37])" office:value-type="float" office:value="2969.32699558993" calcext:value-type="float">
            <text:p>2969.32699558993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oint to item</text:p>
          </table:table-cell>
          <table:table-cell table:style-name="ce3" table:formula="of:=[.G3]+[.G4]*[.B11]" office:value-type="float" office:value="446.323464467209" calcext:value-type="float">
            <text:p>446.323464467209</text:p>
          </table:table-cell>
          <table:table-cell table:number-columns-repeated="3"/>
          <table:table-cell table:style-name="ce3" office:value-type="string" calcext:value-type="string">
            <text:p>Point to item</text:p>
          </table:table-cell>
          <table:table-cell table:number-columns-repeated="2"/>
          <table:table-cell table:formula="of:=[.G3]+[.G4]*[.B11]" office:value-type="float" office:value="446.323464467209" calcext:value-type="float">
            <text:p>446.323464467209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For 4 items across 9 pages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4" office:value-type="string" calcext:value-type="string">
            <text:p>Total Items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um. Pages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tems per Page</text:p>
          </table:table-cell>
          <table:table-cell table:style-name="ce3" table:formula="of:=[.B20]/9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isplay Size</text:p>
          </table:table-cell>
          <table:table-cell table:style-name="ce3" table:formula="of:= [.B25]*2" office:value-type="float" office:value="320" calcext:value-type="float">
            <text:p>3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wipe Time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arget Size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Number of pages after first to middl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an distance to target (by pythagoras)</text:p>
          </table:table-cell>
          <table:table-cell table:style-name="ce3" table:formula="of:=SQRT((80^2) + (80^2))" office:value-type="float" office:value="113.137084989848" calcext:value-type="float">
            <text:p>113.13708498984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an ID</text:p>
          </table:table-cell>
          <table:table-cell table:style-name="ce3" table:formula="of:=LOG(([.B28]/[.B25])+1; 2)" office:value-type="float" office:value="0.771553303163612" calcext:value-type="float">
            <text:p>0.7715533031636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ime to scan all items on a page (failing to find item)</text:p>
          </table:table-cell>
          <table:table-cell table:style-name="ce3" table:formula="of:=[.E3]+[.E4]*[.B22]" office:value-type="float" office:value="620" calcext:value-type="float">
            <text:p>6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ime to find item half way through page</text:p>
          </table:table-cell>
          <table:table-cell table:style-name="ce3" table:formula="of:=[.E3]+[.E4]*(([.B27]+1)/2)" office:value-type="float" office:value="500" calcext:value-type="float">
            <text:p>500</text:p>
          </table:table-cell>
          <table:table-cell table:number-columns-repeated="1022"/>
        </table:table-row>
        <table:table-row table:style-name="ro2" table:number-rows-repeated="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<text:span text:style-name="T1">Novice (on average, the user will find the item at the middle of 5</text:span><text:span text:style-name="T2">th</text:span><text:span text:style-name="T1"> page)</text:span></text:p>
          </table:table-cell>
          <table:table-cell table:style-name="ce3"/>
          <table:table-cell table:number-columns-repeated="3"/>
          <table:table-cell table:style-name="ce4" office:value-type="string" calcext:value-type="string">
            <text:p>Expert (on average, the user will decide about action sequence to aquire an item at the middle of the 5<text:span text:style-name="T3">th</text:span> page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otal visual scan time to middle item</text:p>
          </table:table-cell>
          <table:table-cell table:style-name="ce3" table:formula="of:= 4 * [.B30] + [.B31]" office:value-type="float" office:value="2980" calcext:value-type="float">
            <text:p>2980</text:p>
          </table:table-cell>
          <table:table-cell table:number-columns-repeated="3"/>
          <table:table-cell table:style-name="ce3" office:value-type="string" calcext:value-type="string">
            <text:p>Decide on first page</text:p>
          </table:table-cell>
          <table:table-cell table:number-columns-repeated="2"/>
          <table:table-cell table:formula="of:=[.F3]+[.F4]*[.E6]" office:value-type="float" office:value="653.594000115385" calcext:value-type="float">
            <text:p>653.594000115385</text:p>
          </table:table-cell>
          <table:table-cell office:value-type="string" calcext:value-type="string">
            <text:p>(This assumes that the user makes ONE decision to recall an action series like “4 swipes, then bottom left”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otal swipe time to middle page</text:p>
          </table:table-cell>
          <table:table-cell table:style-name="ce3" table:formula="of:=[.B24]*[.B27]" office:value-type="float" office:value="2000" calcext:value-type="float">
            <text:p>2000</text:p>
          </table:table-cell>
          <table:table-cell table:number-columns-repeated="3"/>
          <table:table-cell table:style-name="ce3" office:value-type="string" calcext:value-type="string">
            <text:p>Total Swipe time to middle page</text:p>
          </table:table-cell>
          <table:table-cell table:number-columns-repeated="2"/>
          <table:table-cell table:formula="of:=[.B24]*4" office:value-type="float" office:value="2000" calcext:value-type="float">
            <text:p>200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int to item</text:p>
          </table:table-cell>
          <table:table-cell table:style-name="ce3" table:formula="of:=[.G3]+([.G4]*[.B29])" office:value-type="float" office:value="315.732995474542" calcext:value-type="float">
            <text:p>315.732995474542</text:p>
          </table:table-cell>
          <table:table-cell table:number-columns-repeated="3"/>
          <table:table-cell table:style-name="ce3" office:value-type="string" calcext:value-type="string">
            <text:p>Point to item</text:p>
          </table:table-cell>
          <table:table-cell table:number-columns-repeated="2"/>
          <table:table-cell table:formula="of:=[.G3]+[.G4]*[.B29]" office:value-type="float" office:value="315.732995474542" calcext:value-type="float">
            <text:p>315.732995474542</text:p>
          </table:table-cell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9-22T16:48:59Z</meta:creation-date>
    <dc:date>2021-09-29T10:49:30.213109263</dc:date>
    <meta:editing-cycles>3</meta:editing-cycles>
    <meta:editing-duration>PT20M20S</meta:editing-duration>
    <meta:document-statistic meta:table-count="1" meta:cell-count="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line" chart:style-name="ch1">
        <chart:legend chart:legend-position="end" svg:x="14.288cm" svg:y="3.954cm" style:legend-expansion="high" chart:style-name="ch2"/>
        <chart:plot-area chart:style-name="ch3" table:cell-range-address="Sheet1.O13:Sheet1.Q15" chart:data-source-has-labels="both" svg:x="0.32cm" svg:y="0.18cm" svg:width="13.648cm" svg:height="8.644cm">
          <chartooo:coordinate-region svg:x="1.312cm" svg:y="0.38cm" svg:width="12.152cm" svg:height="7.797cm"/>
          <chart:axis chart:dimension="x" chart:name="primary-x" chart:style-name="ch4" chartooo:axis-type="auto">
            <chartooo:date-scale/>
            <chart:categories table:cell-range-address="Sheet1.P13:Sheet1.Q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14:Sheet1.Q14" chart:label-cell-address="Sheet1.O14:Sheet1.O14" chart:class="chart:line">
            <chart:data-point chart:repeated="2"/>
          </chart:series>
          <chart:series chart:style-name="ch7" chart:values-cell-range-address="Sheet1.P15:Sheet1.Q15" chart:label-cell-address="Sheet1.O15:Sheet1.O15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ice</text:p>
                <draw:g>
                  <svg:desc>Sheet1.P13:Sheet1.Q13</svg:desc>
                </draw:g>
              </table:table-cell>
              <table:table-cell office:value-type="string">
                <text:p>Expert</text:p>
              </table:table-cell>
            </table:table-row>
          </table:table-header-rows>
          <table:table-rows>
            <table:table-row>
              <table:table-cell office:value-type="string">
                <text:p>36</text:p>
                <draw:g>
                  <svg:desc>Sheet1.O14:Sheet1.O14</svg:desc>
                </draw:g>
              </table:table-cell>
              <table:table-cell office:value-type="float" office:value="2226.32346446721">
                <text:p>2226.32346446721</text:p>
                <draw:g>
                  <svg:desc>Sheet1.P14:Sheet1.Q14</svg:desc>
                </draw:g>
              </table:table-cell>
              <table:table-cell office:value-type="float" office:value="1099.91746458259">
                <text:p>1099.91746458259</text:p>
              </table:table-cell>
            </table:table-row>
            <table:table-row>
              <table:table-cell office:value-type="string">
                <text:p>4</text:p>
                <draw:g>
                  <svg:desc>Sheet1.O15:Sheet1.O15</svg:desc>
                </draw:g>
              </table:table-cell>
              <table:table-cell office:value-type="float" office:value="5295.73299547454">
                <text:p>5295.73299547454</text:p>
                <draw:g>
                  <svg:desc>Sheet1.P15:Sheet1.Q15</svg:desc>
                </draw:g>
              </table:table-cell>
              <table:table-cell office:value-type="float" office:value="2969.32699558993">
                <text:p>2969.32699558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